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19.91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7.9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text-properties fo:font-family="'Droid Serif'" style:font-family-generic="roman" style:font-pitch="variable"/>
    </style:style>
    <style:style style:name="P5" style:family="paragraph">
      <style:text-properties fo:font-family="'Droid Serif'" style:font-family-generic="roman" style:font-pitch="variable" fo:text-shadow="none"/>
    </style:style>
    <style:style style:name="P6" style:family="paragraph">
      <style:text-properties fo:color="#000000" fo:font-family="'Droid Serif'" style:font-family-generic="roman" style:font-pitch="variabl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'Droid Serif'" style:font-family-generic="roman" style:font-pitch="variable" fo:font-size="32pt" style:font-size-asian="32pt" style:font-size-complex="32pt"/>
    </style:style>
    <style:style style:name="T1" style:family="text">
      <style:text-properties fo:font-family="'Droid Serif'" style:font-family-generic="roman" style:font-pitch="variable"/>
    </style:style>
    <style:style style:name="T2" style:family="text">
      <style:text-properties fo:font-family="'Droid Serif'" style:font-family-generic="roman" style:font-pitch="variable" fo:text-shadow="none"/>
    </style:style>
    <style:style style:name="T3" style:family="text">
      <style:text-properties fo:color="#000000" fo:font-family="'Droid Serif'" style:font-family-generic="roman" style:font-pitch="variable"/>
    </style:style>
    <style:style style:name="T4" style:family="text">
      <style:text-properties fo:font-family="'Droid Serif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../chronia-screenshot.jpg" xlink:type="simple" xlink:show="embed" xlink:actuate="onLoad">
            <text:p/>
          </draw:image>
        </draw:frame>
        <draw:frame presentation:style-name="pr1" draw:text-style-name="P4" draw:layer="layout" svg:width="25.199cm" svg:height="21.073cm" svg:x="1.4cm" svg:y="-0.72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Adrian Kuhn @akuhn</text:span></text:p>
            <text:p text:style-name="P3"><text:span text:style-name="T1">Mirko Stocker @m_st</text:span></text:p>
          </draw:text-box>
        </draw:frame>
        <draw:frame presentation:style-name="pr2" draw:text-style-name="P5" draw:layer="layout" svg:width="25.199cm" svg:height="3.625cm" svg:x="1.4cm" svg:y="0.778cm" presentation:class="title" presentation:user-transformed="true">
          <draw:text-box>
            <text:p text:style-name="P2"><text:span text:style-name="T2">CodeTimeline: Storytelling with Versioning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6" draw:layer="layout" svg:width="25.199cm" svg:height="3.506cm" svg:x="1.4cm" svg:y="6.837cm" presentation:class="title" presentation:user-transformed="true">
          <draw:text-box>
            <text:p><text:span text:style-name="T3">Storytelling with Data</text:span></text:p>
          </draw:text-box>
        </draw:frame>
        <draw:frame presentation:style-name="pr5" draw:layer="layout" svg:width="25.199cm" svg:height="17.93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7" draw:layer="layout" svg:width="32.064cm" svg:height="20.038cm" svg:x="-1.524cm" svg:y="0.028cm">
          <draw:image xlink:href="../guardian-riot-rumour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 text:style-name="P9">Show some examples</text:p>
              </text:list-item>
              <text:list-item>
                <text:p text:style-name="P9">From media</text:p>
              </text:list-item>
              <text:list-item>
                <text:p text:style-name="P9">But also Facebook Timeline</text:p>
              </text:list-item>
            </text:list>
          </draw:text-box>
        </draw:frame>
        <draw:frame draw:style-name="gr1" draw:text-style-name="P1" draw:layer="layout" svg:width="31.295cm" svg:height="19.558cm" svg:x="0cm" svg:y="0cm">
          <draw:image xlink:href="../politnetz-steuerabkommen-schlan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30.076cm" svg:height="18.796cm" svg:x="-1.778cm" svg:y="0cm">
          <draw:image xlink:href="../facebook-timelin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.448cm" svg:height="17.78cm" svg:x="0.008cm" svg:y="-0.022cm">
          <draw:image xlink:href="../barry-schwartz-paradoxon-of-choise.jpg" xlink:type="simple" xlink:show="embed" xlink:actuate="onLoad">
            <text:p/>
          </draw:image>
        </draw:frame>
        <draw:frame draw:style-name="gr3" draw:text-style-name="P10" draw:layer="layout" svg:width="23.078cm" svg:height="1.724cm" svg:x="3.084cm" svg:y="1.658cm">
          <draw:text-box>
            <text:p><text:span text:style-name="T4">Barry Schwartz on our loss of wisd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4" draw:text-style-name="P6" draw:layer="layout" svg:width="25.199cm" svg:height="5.437cm" svg:x="1.4cm" svg:y="5.872cm" presentation:class="title" presentation:user-transformed="true">
          <draw:text-box>
            <text:p><text:span text:style-name="T3">Problem: Knowledge about Software Systems typically not documen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6" draw:layer="layout" svg:width="25.199cm" svg:height="5.437cm" svg:x="1.4cm" svg:y="5.872cm" presentation:class="title" presentation:user-transformed="true">
          <draw:text-box>
            <text:p><text:span text:style-name="T3">Solution: use Storytelling to entice team members to share memories about a system's pa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2.561cm" svg:height="28.002cm" svg:x="0.847cm" svg:y="0.695cm">
          <draw:image xlink:href="../ownershipmap.png" xlink:type="simple" xlink:show="embed" xlink:actuate="onLoad">
            <text:p/>
          </draw:image>
        </draw:frame>
        <draw:frame draw:style-name="gr1" draw:text-style-name="P1" draw:layer="layout" svg:width="13.067cm" svg:height="27.015cm" svg:x="14.127cm" svg:y="0.581cm">
          <draw:image xlink:href="../junit-timelin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102cm" draw:shadow-offset-y="0.102cm" draw:shadow-color="#ffffff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2:17:01</meta:creation-date>
    <meta:editing-duration>PT1H43M26S</meta:editing-duration>
    <meta:editing-cycles>20</meta:editing-cycles>
    <meta:generator>OpenOffice.org/3.4$Unix OpenOffice.org_project/340m1$Build-9590</meta:generator>
    <dc:date>2012-06-06T06:54:28</dc:date>
    <meta:document-statistic meta:object-count="54"/>
  </office:meta>
</office:document-meta>
</file>